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jkstraAlgorithm.getPredecessor( Vertex vert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jkstraAlgorithm.setShortestDistance( Vertex vertex , int di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jkstraAlgorith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jkstraAlgorithm.execute( Vertex start , Vertex destin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ijkstraAlgorithm.getLowestPenalty( Vertex vert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jkstraAlgorithm.getDestinations( Vertex 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jkstraAlgorithm.DijkstraAlgorithm( EdgeDirectory edge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jkstraAlgorithm.setPredecessor( Vertex a , Vertex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jkstraAlgorithm.compare( Object left , Object righ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jkstraAlgorithm.getPenalty( Vertex start , Vertex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jkstraAlgorithm.relax( Vertex u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ijkstraAlgorithm.isFinished( Vertex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